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33.05mm" svg:height="127.06mm" svg:x="4.86mm" svg:y="69.1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2:37:08.4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2:37:31.351000000</dc:date>
    <meta:print-date>2006-09-05T16:08:04</meta:print-date>
    <meta:editing-duration>PT31M19S</meta:editing-duration>
    <meta:editing-cycles>21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306cm" svg:height="12.707cm" xlink:href=".." xlink:type="simple" chart:class="chart:scatter" chart:style-name="ch1">
        <chart:legend svg:x="19.366cm" svg:y="5.413cm" style:legend-expansion="custom" chartooo:width="2.72cm" chartooo:height="1.88cm" style:legend-expansion-aspect-ratio="1.4468085106383" chart:style-name="ch2"/>
        <chart:plot-area chart:style-name="ch3" table:cell-range-address="Mo_példa_06_a.D10:Mo_példa_06_a.H14" chart:data-source-has-labels="both" svg:x="0.279cm" svg:y="0.253cm" svg:width="18.511cm" svg:height="12.198cm">
          <chartooo:coordinate-region svg:x="2.859cm" svg:y="0.426cm" svg:width="15.691cm" svg:height="11.431cm"/>
          <chart:axis chart:dimension="x" chart:name="primary-x" chart:style-name="ch4" chartooo:axis-type="auto"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scatter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scatter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scatter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